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347in"/>
    </style:style>
    <style:style style:name="Table1.B" style:family="table-column">
      <style:table-column-properties style:column-width="0.8528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1in"/>
    </style:style>
    <style:style style:name="Table1.G" style:family="table-column">
      <style:table-column-properties style:column-width="1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dbf13" officeooo:paragraph-rsid="000dbf13"/>
    </style:style>
    <style:style style:name="P2" style:family="paragraph" style:parent-style-name="Table_20_Contents">
      <style:paragraph-properties fo:text-align="center" style:justify-single-word="false"/>
      <style:text-properties officeooo:rsid="000f8d7c" officeooo:paragraph-rsid="000f8d7c"/>
    </style:style>
    <style:style style:name="P3" style:family="paragraph" style:parent-style-name="Table_20_Contents">
      <style:paragraph-properties fo:text-align="center" style:justify-single-word="false"/>
      <style:text-properties officeooo:rsid="000f8d7c" officeooo:paragraph-rsid="00115b8c"/>
    </style:style>
    <style:style style:name="P4" style:family="paragraph" style:parent-style-name="Table_20_Contents">
      <style:paragraph-properties fo:text-align="center" style:justify-single-word="false"/>
      <style:text-properties officeooo:rsid="00115b8c" officeooo:paragraph-rsid="00115b8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42ebe8"/>
    </style:style>
    <style:style style:name="P7" style:family="paragraph" style:parent-style-name="Table_20_Contents">
      <style:paragraph-properties fo:text-align="center" style:justify-single-word="false"/>
      <style:text-properties officeooo:paragraph-rsid="00451044"/>
    </style:style>
    <style:style style:name="P8" style:family="paragraph" style:parent-style-name="Table_20_Contents">
      <style:paragraph-properties fo:text-align="center" style:justify-single-word="false"/>
      <style:text-properties officeooo:paragraph-rsid="00461c30"/>
    </style:style>
    <style:style style:name="P9" style:family="paragraph" style:parent-style-name="Table_20_Contents">
      <style:paragraph-properties fo:text-align="center" style:justify-single-word="false"/>
      <style:text-properties officeooo:rsid="00151326" officeooo:paragraph-rsid="001799d4"/>
    </style:style>
    <style:style style:name="P10" style:family="paragraph" style:parent-style-name="Table_20_Contents">
      <style:paragraph-properties fo:text-align="center" style:justify-single-word="false"/>
      <style:text-properties officeooo:rsid="0017083e" officeooo:paragraph-rsid="0017083e"/>
    </style:style>
    <style:style style:name="P11" style:family="paragraph" style:parent-style-name="Table_20_Contents">
      <style:paragraph-properties fo:text-align="center" style:justify-single-word="false"/>
      <style:text-properties officeooo:rsid="0017083e" officeooo:paragraph-rsid="001799d4"/>
    </style:style>
    <style:style style:name="P12" style:family="paragraph" style:parent-style-name="Table_20_Contents">
      <style:paragraph-properties fo:text-align="center" style:justify-single-word="false"/>
      <style:text-properties officeooo:rsid="001799d4" officeooo:paragraph-rsid="001799d4"/>
    </style:style>
    <style:style style:name="P13" style:family="paragraph" style:parent-style-name="Table_20_Contents">
      <style:paragraph-properties fo:text-align="center" style:justify-single-word="false"/>
      <style:text-properties officeooo:rsid="001a2efb" officeooo:paragraph-rsid="001a2efb"/>
    </style:style>
    <style:style style:name="P14" style:family="paragraph" style:parent-style-name="Table_20_Contents">
      <style:paragraph-properties fo:text-align="center" style:justify-single-word="false"/>
      <style:text-properties officeooo:rsid="001a2efb" officeooo:paragraph-rsid="001bb538"/>
    </style:style>
    <style:style style:name="P15" style:family="paragraph" style:parent-style-name="Table_20_Contents">
      <style:paragraph-properties fo:text-align="center" style:justify-single-word="false"/>
      <style:text-properties officeooo:rsid="001ad6cd" officeooo:paragraph-rsid="001bb538"/>
    </style:style>
    <style:style style:name="P16" style:family="paragraph" style:parent-style-name="Table_20_Contents">
      <style:paragraph-properties fo:text-align="center" style:justify-single-word="false"/>
      <style:text-properties officeooo:rsid="001d4733" officeooo:paragraph-rsid="001d4733"/>
    </style:style>
    <style:style style:name="P17" style:family="paragraph" style:parent-style-name="Table_20_Contents">
      <style:paragraph-properties fo:text-align="center" style:justify-single-word="false"/>
      <style:text-properties officeooo:rsid="001fa1cf" officeooo:paragraph-rsid="001fa1cf"/>
    </style:style>
    <style:style style:name="P18" style:family="paragraph" style:parent-style-name="Table_20_Contents">
      <style:paragraph-properties fo:text-align="center" style:justify-single-word="false"/>
      <style:text-properties officeooo:rsid="001fa1cf" officeooo:paragraph-rsid="0020f393"/>
    </style:style>
    <style:style style:name="P19" style:family="paragraph" style:parent-style-name="Table_20_Contents">
      <style:paragraph-properties fo:text-align="center" style:justify-single-word="false"/>
      <style:text-properties officeooo:rsid="0023a273" officeooo:paragraph-rsid="0023a273"/>
    </style:style>
    <style:style style:name="P20" style:family="paragraph" style:parent-style-name="Table_20_Contents">
      <style:paragraph-properties fo:text-align="center" style:justify-single-word="false"/>
      <style:text-properties officeooo:rsid="0023a273" officeooo:paragraph-rsid="002bcbec"/>
    </style:style>
    <style:style style:name="P21" style:family="paragraph" style:parent-style-name="Table_20_Contents">
      <style:paragraph-properties fo:text-align="center" style:justify-single-word="false"/>
      <style:text-properties officeooo:rsid="0023a273" officeooo:paragraph-rsid="002da354"/>
    </style:style>
    <style:style style:name="P22" style:family="paragraph" style:parent-style-name="Table_20_Contents">
      <style:paragraph-properties fo:text-align="center" style:justify-single-word="false"/>
      <style:text-properties officeooo:rsid="00282690" officeooo:paragraph-rsid="00282690"/>
    </style:style>
    <style:style style:name="P23" style:family="paragraph" style:parent-style-name="Table_20_Contents">
      <style:paragraph-properties fo:text-align="center" style:justify-single-word="false"/>
      <style:text-properties officeooo:rsid="00282690" officeooo:paragraph-rsid="002ae35f"/>
    </style:style>
    <style:style style:name="P24" style:family="paragraph" style:parent-style-name="Table_20_Contents">
      <style:paragraph-properties fo:text-align="center" style:justify-single-word="false"/>
      <style:text-properties officeooo:rsid="002aa144" officeooo:paragraph-rsid="002aa144"/>
    </style:style>
    <style:style style:name="P25" style:family="paragraph" style:parent-style-name="Table_20_Contents">
      <style:paragraph-properties fo:text-align="center" style:justify-single-word="false"/>
      <style:text-properties officeooo:rsid="002aa144" officeooo:paragraph-rsid="002ae35f"/>
    </style:style>
    <style:style style:name="P26" style:family="paragraph" style:parent-style-name="Table_20_Contents">
      <style:paragraph-properties fo:text-align="center" style:justify-single-word="false"/>
      <style:text-properties officeooo:rsid="002e510a" officeooo:paragraph-rsid="002e510a"/>
    </style:style>
    <style:style style:name="P27" style:family="paragraph" style:parent-style-name="Table_20_Contents">
      <style:paragraph-properties fo:text-align="center" style:justify-single-word="false"/>
      <style:text-properties officeooo:rsid="002fad69" officeooo:paragraph-rsid="002fad69"/>
    </style:style>
    <style:style style:name="P28" style:family="paragraph" style:parent-style-name="Table_20_Contents">
      <style:paragraph-properties fo:text-align="center" style:justify-single-word="false"/>
      <style:text-properties officeooo:rsid="0030704e" officeooo:paragraph-rsid="0030704e"/>
    </style:style>
    <style:style style:name="P29" style:family="paragraph" style:parent-style-name="Table_20_Contents">
      <style:paragraph-properties fo:text-align="center" style:justify-single-word="false"/>
      <style:text-properties officeooo:rsid="0030704e" officeooo:paragraph-rsid="003342bb"/>
    </style:style>
    <style:style style:name="P30" style:family="paragraph" style:parent-style-name="Table_20_Contents">
      <style:paragraph-properties fo:text-align="center" style:justify-single-word="false"/>
      <style:text-properties officeooo:rsid="00322f6a" officeooo:paragraph-rsid="00322f6a"/>
    </style:style>
    <style:style style:name="P31" style:family="paragraph" style:parent-style-name="Table_20_Contents">
      <style:paragraph-properties fo:text-align="center" style:justify-single-word="false"/>
      <style:text-properties officeooo:rsid="00322f6a" officeooo:paragraph-rsid="00323a9e"/>
    </style:style>
    <style:style style:name="P32" style:family="paragraph" style:parent-style-name="Table_20_Contents">
      <style:paragraph-properties fo:text-align="center" style:justify-single-word="false"/>
      <style:text-properties officeooo:rsid="00322f6a" officeooo:paragraph-rsid="00331fb7"/>
    </style:style>
    <style:style style:name="P33" style:family="paragraph" style:parent-style-name="Table_20_Contents">
      <style:paragraph-properties fo:text-align="center" style:justify-single-word="false"/>
      <style:text-properties officeooo:rsid="003342bb" officeooo:paragraph-rsid="003342bb"/>
    </style:style>
    <style:style style:name="P34" style:family="paragraph" style:parent-style-name="Table_20_Contents">
      <style:paragraph-properties fo:text-align="center" style:justify-single-word="false"/>
      <style:text-properties officeooo:rsid="00350eb8" officeooo:paragraph-rsid="00350eb8"/>
    </style:style>
    <style:style style:name="P35" style:family="paragraph" style:parent-style-name="Table_20_Contents">
      <style:paragraph-properties fo:text-align="center" style:justify-single-word="false"/>
      <style:text-properties officeooo:rsid="00350eb8" officeooo:paragraph-rsid="00376470"/>
    </style:style>
    <style:style style:name="P36" style:family="paragraph" style:parent-style-name="Table_20_Contents">
      <style:paragraph-properties fo:text-align="center" style:justify-single-word="false"/>
      <style:text-properties officeooo:rsid="00350eb8" officeooo:paragraph-rsid="00391793"/>
    </style:style>
    <style:style style:name="P37" style:family="paragraph" style:parent-style-name="Table_20_Contents">
      <style:paragraph-properties fo:text-align="center" style:justify-single-word="false"/>
      <style:text-properties officeooo:rsid="00350eb8" officeooo:paragraph-rsid="003960b5"/>
    </style:style>
    <style:style style:name="P38" style:family="paragraph" style:parent-style-name="Table_20_Contents">
      <style:paragraph-properties fo:text-align="center" style:justify-single-word="false"/>
      <style:text-properties officeooo:rsid="00350eb8" officeooo:paragraph-rsid="003ab0f5"/>
    </style:style>
    <style:style style:name="P39" style:family="paragraph" style:parent-style-name="Table_20_Contents">
      <style:paragraph-properties fo:text-align="center" style:justify-single-word="false"/>
      <style:text-properties officeooo:rsid="00350eb8" officeooo:paragraph-rsid="003ba663"/>
    </style:style>
    <style:style style:name="P40" style:family="paragraph" style:parent-style-name="Table_20_Contents">
      <style:paragraph-properties fo:text-align="center" style:justify-single-word="false"/>
      <style:text-properties officeooo:rsid="003cc0f9" officeooo:paragraph-rsid="003cc0f9"/>
    </style:style>
    <style:style style:name="P41" style:family="paragraph" style:parent-style-name="Table_20_Contents">
      <style:paragraph-properties fo:text-align="center" style:justify-single-word="false"/>
      <style:text-properties officeooo:rsid="003cc0f9" officeooo:paragraph-rsid="003ebbd5"/>
    </style:style>
    <style:style style:name="P42" style:family="paragraph" style:parent-style-name="Table_20_Contents">
      <style:paragraph-properties fo:text-align="center" style:justify-single-word="false"/>
      <style:text-properties officeooo:rsid="003cc0f9" officeooo:paragraph-rsid="0042308e"/>
    </style:style>
    <style:style style:name="P43" style:family="paragraph" style:parent-style-name="Table_20_Contents">
      <style:paragraph-properties fo:text-align="center" style:justify-single-word="false"/>
      <style:text-properties officeooo:rsid="0042308e" officeooo:paragraph-rsid="0042308e"/>
    </style:style>
    <style:style style:name="P44" style:family="paragraph" style:parent-style-name="Table_20_Contents">
      <style:paragraph-properties fo:text-align="center" style:justify-single-word="false"/>
      <style:text-properties officeooo:rsid="0042b5d1" officeooo:paragraph-rsid="0042b5d1"/>
    </style:style>
    <style:style style:name="P45" style:family="paragraph" style:parent-style-name="Table_20_Contents">
      <style:paragraph-properties fo:text-align="center" style:justify-single-word="false"/>
      <style:text-properties officeooo:rsid="0042b5d1" officeooo:paragraph-rsid="0042ebe8"/>
    </style:style>
    <style:style style:name="P46" style:family="paragraph" style:parent-style-name="Table_20_Contents">
      <style:paragraph-properties fo:text-align="center" style:justify-single-word="false"/>
      <style:text-properties officeooo:rsid="0042ebe8" officeooo:paragraph-rsid="0042ebe8"/>
    </style:style>
    <style:style style:name="P47" style:family="paragraph" style:parent-style-name="Table_20_Contents">
      <style:paragraph-properties fo:text-align="center" style:justify-single-word="false"/>
      <style:text-properties officeooo:rsid="00472209" officeooo:paragraph-rsid="00472209"/>
    </style:style>
    <style:style style:name="P48" style:family="paragraph" style:parent-style-name="Table_20_Contents">
      <style:paragraph-properties fo:text-align="center" style:justify-single-word="false"/>
      <style:text-properties officeooo:rsid="00472209" officeooo:paragraph-rsid="0048e17b"/>
    </style:style>
    <style:style style:name="T1" style:family="text">
      <style:text-properties officeooo:rsid="00115b8c"/>
    </style:style>
    <style:style style:name="T2" style:family="text">
      <style:text-properties officeooo:rsid="0018de15"/>
    </style:style>
    <style:style style:name="T3" style:family="text">
      <style:text-properties officeooo:rsid="001bb538"/>
    </style:style>
    <style:style style:name="T4" style:family="text">
      <style:text-properties officeooo:rsid="001c1f83"/>
    </style:style>
    <style:style style:name="T5" style:family="text">
      <style:text-properties officeooo:rsid="002754dd"/>
    </style:style>
    <style:style style:name="T6" style:family="text">
      <style:text-properties officeooo:rsid="0029fe70"/>
    </style:style>
    <style:style style:name="T7" style:family="text">
      <style:text-properties officeooo:rsid="002bcbec"/>
    </style:style>
    <style:style style:name="T8" style:family="text">
      <style:text-properties officeooo:rsid="002da354"/>
    </style:style>
    <style:style style:name="T9" style:family="text">
      <style:text-properties officeooo:rsid="002fad69"/>
    </style:style>
    <style:style style:name="T10" style:family="text">
      <style:text-properties officeooo:rsid="00323a9e"/>
    </style:style>
    <style:style style:name="T11" style:family="text">
      <style:text-properties officeooo:rsid="00331fb7"/>
    </style:style>
    <style:style style:name="T12" style:family="text">
      <style:text-properties officeooo:rsid="003342bb"/>
    </style:style>
    <style:style style:name="T13" style:family="text">
      <style:text-properties officeooo:rsid="003628c8"/>
    </style:style>
    <style:style style:name="T14" style:family="text">
      <style:text-properties officeooo:rsid="00376470"/>
    </style:style>
    <style:style style:name="T15" style:family="text">
      <style:text-properties officeooo:rsid="00391793"/>
    </style:style>
    <style:style style:name="T16" style:family="text">
      <style:text-properties officeooo:rsid="003960b5"/>
    </style:style>
    <style:style style:name="T17" style:family="text">
      <style:text-properties officeooo:rsid="003ab0f5"/>
    </style:style>
    <style:style style:name="T18" style:family="text">
      <style:text-properties officeooo:rsid="003ba663"/>
    </style:style>
    <style:style style:name="T19" style:family="text">
      <style:text-properties officeooo:rsid="003ebbd5"/>
    </style:style>
    <style:style style:name="T20" style:family="text">
      <style:text-properties officeooo:rsid="0042b5d1"/>
    </style:style>
    <style:style style:name="T21" style:family="text">
      <style:text-properties officeooo:rsid="00441519"/>
    </style:style>
    <style:style style:name="T22" style:family="text">
      <style:text-properties officeooo:rsid="0048735b"/>
    </style:style>
    <style:style style:name="T23" style:family="text">
      <style:text-properties officeooo:rsid="0048e17b"/>
    </style:style>
    <style:style style:name="T24" style:family="text">
      <style:text-properties officeooo:rsid="004a79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8">Home Hour</text:p>
            <text:p text:style-name="P18"/>
            <text:p text:style-name="P9"><text:span text:style-name="T2">(</text:span>5.00 – 6.00<text:span text:style-name="T2">)</text:span> am</text:p>
          </table:table-cell>
          <table:table-cell table:style-name="Table1.A1" office:value-type="string">
            <text:p text:style-name="P17">Home Hour</text:p>
            <text:p text:style-name="P11"/>
            <text:p text:style-name="P11"><text:span text:style-name="T2">(</text:span>6.00 – 6.30<text:span text:style-name="T2">)</text:span> am</text:p>
            <text:p text:style-name="P10"/>
          </table:table-cell>
          <table:table-cell table:style-name="Table1.A1" office:value-type="string">
            <text:p text:style-name="P17">Home Hour</text:p>
            <text:p text:style-name="P12"/>
            <text:p text:style-name="P12"><text:span text:style-name="T2">(</text:span>6.30 – 9.00<text:span text:style-name="T2">)</text:span> am</text:p>
          </table:table-cell>
          <table:table-cell table:style-name="Table1.A1" office:value-type="string">
            <text:p text:style-name="P13">Office hour</text:p>
            <text:p text:style-name="P15"/>
            <text:p text:style-name="P15">(9.30 – <text:span text:style-name="T3">0</text:span>1</text:p>
            <text:p text:style-name="P15">.00) <text:span text:style-name="T3">p</text:span>m</text:p>
          </table:table-cell>
          <table:table-cell table:style-name="Table1.A1" office:value-type="string">
            <text:p text:style-name="P14">Office hour</text:p>
            <text:p text:style-name="P15"/>
            <text:p text:style-name="P15">(<text:span text:style-name="T3">2</text:span>.<text:span text:style-name="T4">0</text:span>0 – <text:span text:style-name="T4">6</text:span>.00) <text:span text:style-name="T4">p</text:span>m</text:p>
          </table:table-cell>
          <table:table-cell table:style-name="Table1.G1" office:value-type="string">
            <text:p text:style-name="P17">Home Hour</text:p>
            <text:p text:style-name="P16"/>
            <text:p text:style-name="P16">(6.30 – 10.30) pm</text:p>
          </table:table-cell>
        </table:table-row>
        <table:table-row>
          <table:table-cell table:style-name="Table1.A2" office:value-type="string">
            <text:p text:style-name="P2">28-11-20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>Manning-</text:p>
            <text:p text:style-name="P19">Chapter-1,2</text:p>
          </table:table-cell>
          <table:table-cell table:style-name="Table1.G2" office:value-type="string">
            <text:p text:style-name="P19">Manning-</text:p>
            <text:p text:style-name="P19">Chapter-<text:span text:style-name="T5">3</text:span>,<text:span text:style-name="T5">4</text:span></text:p>
          </table:table-cell>
        </table:table-row>
        <table:table-row>
          <table:table-cell table:style-name="Table1.A2" office:value-type="string">
            <text:p text:style-name="P2">29-11-2020</text:p>
          </table:table-cell>
          <table:table-cell table:style-name="Table1.A2" office:value-type="string">
            <text:p text:style-name="P22">Fazar +</text:p>
            <text:p text:style-name="P22">Quran <text:span text:style-name="T6">(10)</text:span> +</text:p>
            <text:p text:style-name="P22">Hadit<text:span text:style-name="T6">h (5)</text:span> + Islamic Literature <text:span text:style-name="T6">(2)</text:span></text:p>
          </table:table-cell>
          <table:table-cell table:style-name="Table1.A2" office:value-type="string">
            <text:p text:style-name="P24">Run(30 min)</text:p>
            <text:p text:style-name="P24">+ </text:p>
            <text:p text:style-name="P24">Belly:</text:p>
            <text:p text:style-name="P24">a. Flat – 16</text:p>
            <text:p text:style-name="P24">b. Crunch - 16</text:p>
          </table:table-cell>
          <table:table-cell table:style-name="Table1.A2" office:value-type="string">
            <text:p text:style-name="P20">Manning-</text:p>
            <text:p text:style-name="P20">Chapter- <text:span text:style-name="T7">5,6</text:span></text:p>
          </table:table-cell>
          <table:table-cell table:style-name="Table1.A2" office:value-type="string">
            <text:p text:style-name="P21">Manning-</text:p>
            <text:p text:style-name="P21">Chapter- <text:span text:style-name="T8">6</text:span><text:span text:style-name="T7">,</text:span><text:span text:style-name="T8">7</text:span></text:p>
          </table:table-cell>
          <table:table-cell table:style-name="Table1.A2" office:value-type="string">
            <text:p text:style-name="P26">Chapter-8</text:p>
          </table:table-cell>
          <table:table-cell table:style-name="Table1.G2" office:value-type="string">
            <text:p text:style-name="P26">Chapter-8 <text:span text:style-name="T9">+</text:span></text:p>
            <text:p text:style-name="P27">Appendix</text:p>
            <text:p text:style-name="P28">+ Revise any unclear topic</text:p>
          </table:table-cell>
        </table:table-row>
        <table:table-row>
          <table:table-cell table:style-name="Table1.A2" office:value-type="string">
            <text:p text:style-name="P2">30-11-2020</text:p>
          </table:table-cell>
          <table:table-cell table:style-name="Table1.A2" office:value-type="string">
            <text:p text:style-name="P23">Fazar +</text:p>
            <text:p text:style-name="P23">Quran <text:span text:style-name="T6">(10)</text:span> +</text:p>
            <text:p text:style-name="P23">Hadit<text:span text:style-name="T6">h (5)</text:span> + Islamic Literature <text:span text:style-name="T6">(2)</text:span></text:p>
          </table:table-cell>
          <table:table-cell table:style-name="Table1.A2" office:value-type="string">
            <text:p text:style-name="P25">Run(30 min)</text:p>
            <text:p text:style-name="P25">+ </text:p>
            <text:p text:style-name="P25">Belly:</text:p>
            <text:p text:style-name="P25">a. Flat – 16</text:p>
            <text:p text:style-name="P25">b. Crunch - 16</text:p>
          </table:table-cell>
          <table:table-cell table:style-name="Table1.A2" office:value-type="string">
            <text:p text:style-name="P30">OCA Study guide:</text:p>
            <text:p text:style-name="P30">Chapter – 1, 2, 3</text:p>
          </table:table-cell>
          <table:table-cell table:style-name="Table1.A2" office:value-type="string">
            <text:p text:style-name="P31">OCA Study guide:</text:p>
            <text:p text:style-name="P31">Chapter – <text:span text:style-name="T10">3, 4</text:span></text:p>
          </table:table-cell>
          <table:table-cell table:style-name="Table1.A2" office:value-type="string">
            <text:p text:style-name="P32">OCA Study guide:</text:p>
            <text:p text:style-name="P32">Chapter – <text:span text:style-name="T11">5, 6</text:span></text:p>
          </table:table-cell>
          <table:table-cell table:style-name="Table1.G2" office:value-type="string">
            <text:p text:style-name="P32">OCA Study guide:</text:p>
            <text:p text:style-name="P32">Chapter – <text:span text:style-name="T12">Appendix</text:span></text:p>
            <text:p text:style-name="P33">+ </text:p>
            <text:p text:style-name="P29">Revise any unclear topic</text:p>
          </table:table-cell>
        </table:table-row>
        <table:table-row>
          <table:table-cell table:style-name="Table1.A2" office:value-type="string">
            <text:p text:style-name="P3"><text:span text:style-name="T1">0</text:span>1-1<text:span text:style-name="T1">2</text:span>-2020</text:p>
          </table:table-cell>
          <table:table-cell table:style-name="Table1.A2" office:value-type="string">
            <text:p text:style-name="P23">Fazar +</text:p>
            <text:p text:style-name="P23">Quran <text:span text:style-name="T6">(10)</text:span> +</text:p>
            <text:p text:style-name="P23">Hadit<text:span text:style-name="T6">h (5)</text:span> + Islamic Literature <text:span text:style-name="T6">(2)</text:span></text:p>
          </table:table-cell>
          <table:table-cell table:style-name="Table1.A2" office:value-type="string">
            <text:p text:style-name="P25">Run(30 min)</text:p>
            <text:p text:style-name="P25">+ </text:p>
            <text:p text:style-name="P25">Belly:</text:p>
            <text:p text:style-name="P25">a. Flat – 16</text:p>
            <text:p text:style-name="P25">b. Crunch - 16</text:p>
          </table:table-cell>
          <table:table-cell table:style-name="Table1.A2" office:value-type="string">
            <text:p text:style-name="P34">OCA/OCP Practice Tests:</text:p>
            <text:p text:style-name="P34">Chapter – <text:span text:style-name="T13">1,2</text:span></text:p>
          </table:table-cell>
          <table:table-cell table:style-name="Table1.A2" office:value-type="string">
            <text:p text:style-name="P35">OCA/OCP Practice Tests:</text:p>
            <text:p text:style-name="P35">Chapter – <text:span text:style-name="T14">2,3</text:span></text:p>
          </table:table-cell>
          <table:table-cell table:style-name="Table1.A2" office:value-type="string">
            <text:p text:style-name="P36">OCA/OCP Practice Tests:</text:p>
            <text:p text:style-name="P36">Chapter – <text:span text:style-name="T15">4</text:span><text:span text:style-name="T14">,</text:span><text:span text:style-name="T15">5</text:span></text:p>
          </table:table-cell>
          <table:table-cell table:style-name="Table1.G2" office:value-type="string">
            <text:p text:style-name="P37">OCA/OCP Practice Tests:</text:p>
            <text:p text:style-name="P37">Chapter – <text:span text:style-name="T16">6, 7</text:span></text:p>
          </table:table-cell>
        </table:table-row>
        <table:table-row>
          <table:table-cell table:style-name="Table1.A2" office:value-type="string">
            <text:p text:style-name="P3"><text:span text:style-name="T1">02</text:span>-1<text:span text:style-name="T1">2</text:span>-2020</text:p>
          </table:table-cell>
          <table:table-cell table:style-name="Table1.A2" office:value-type="string">
            <text:p text:style-name="P23">Fazar +</text:p>
            <text:p text:style-name="P23">Quran <text:span text:style-name="T6">(10)</text:span> +</text:p>
            <text:p text:style-name="P23">Hadit<text:span text:style-name="T6">h (5)</text:span> + Islamic Literature <text:span text:style-name="T6">(2)</text:span></text:p>
          </table:table-cell>
          <table:table-cell table:style-name="Table1.A2" office:value-type="string">
            <text:p text:style-name="P25">Run(30 min)</text:p>
            <text:p text:style-name="P25">+ </text:p>
            <text:p text:style-name="P25">Belly:</text:p>
            <text:p text:style-name="P25">a. Flat – 16</text:p>
            <text:p text:style-name="P25">b. Crunch - 16</text:p>
          </table:table-cell>
          <table:table-cell table:style-name="Table1.A2" office:value-type="string">
            <text:p text:style-name="P38">OCA/OCP Practice Tests:</text:p>
            <text:p text:style-name="P38">Chapter – <text:span text:style-name="T17">8, 9</text:span></text:p>
          </table:table-cell>
          <table:table-cell table:style-name="Table1.A2" office:value-type="string">
            <text:p text:style-name="P39">OCA/OCP Practice Tests:</text:p>
            <text:p text:style-name="P39">Chapter – <text:span text:style-name="T18">10</text:span></text:p>
          </table:table-cell>
          <table:table-cell table:style-name="Table1.A2" office:value-type="string">
            <text:p text:style-name="P40">DurgaSoft</text:p>
            <text:p text:style-name="P40">Core Java</text:p>
            <text:p text:style-name="P40">Question </text:p>
            <text:p text:style-name="P40">Bank:</text:p>
            <text:p text:style-name="P40">1, 2, 3, 4, 5</text:p>
          </table:table-cell>
          <table:table-cell table:style-name="Table1.G2" office:value-type="string">
            <text:p text:style-name="P41">DurgaSoft</text:p>
            <text:p text:style-name="P41">Core Java</text:p>
            <text:p text:style-name="P41">Question </text:p>
            <text:p text:style-name="P41">Bank:</text:p>
            <text:p text:style-name="P41"><text:span text:style-name="T19">6</text:span>, <text:span text:style-name="T19">7</text:span>, <text:span text:style-name="T19">8</text:span>, <text:span text:style-name="T19">9</text:span>, <text:span text:style-name="T19">10</text:span></text:p>
          </table:table-cell>
        </table:table-row>
        <table:table-row>
          <table:table-cell table:style-name="Table1.A2" office:value-type="string">
            <text:p text:style-name="P3"><text:span text:style-name="T1">03</text:span>-1<text:span text:style-name="T1">2</text:span>-2020</text:p>
          </table:table-cell>
          <table:table-cell table:style-name="Table1.A2" office:value-type="string">
            <text:p text:style-name="P23">Fazar +</text:p>
            <text:p text:style-name="P23">Quran <text:span text:style-name="T6">(10)</text:span> +</text:p>
            <text:p text:style-name="P23">Hadit<text:span text:style-name="T6">h (5)</text:span> + Islamic Literature <text:span text:style-name="T6">(2)</text:span></text:p>
          </table:table-cell>
          <table:table-cell table:style-name="Table1.A2" office:value-type="string">
            <text:p text:style-name="P25">Run(30 min)</text:p>
            <text:p text:style-name="P25">+ </text:p>
            <text:p text:style-name="P25">Belly:</text:p>
            <text:p text:style-name="P25">a. Flat – 16</text:p>
            <text:p text:style-name="P25">b. Crunch - 16</text:p>
          </table:table-cell>
          <table:table-cell table:style-name="Table1.A2" office:value-type="string">
            <text:p text:style-name="P42">DurgaSoft</text:p>
            <text:p text:style-name="P42">Core Java</text:p>
            <text:p text:style-name="P42">Question </text:p>
            <text:p text:style-name="P42">Bank:</text:p>
            <text:p text:style-name="P43">11, 12,13, 14, 15, Interview</text:p>
          </table:table-cell>
          <table:table-cell table:style-name="Table1.A2" office:value-type="string">
            <text:p text:style-name="P44">Oracle Dumps (Old):</text:p>
            <text:p text:style-name="P46">150 querstions</text:p>
            <text:p text:style-name="P44"/>
          </table:table-cell>
          <table:table-cell table:style-name="Table1.A2" office:value-type="string">
            <text:p text:style-name="P45">Oracle Dumps (Old):</text:p>
            <text:p text:style-name="P46">150 querstions</text:p>
          </table:table-cell>
          <table:table-cell table:style-name="Table1.G2" office:value-type="string">
            <text:p text:style-name="P6"><text:span text:style-name="T20">Oracle Dumps (</text:span><text:span text:style-name="T21">New</text:span><text:span text:style-name="T20">)</text:span></text:p>
          </table:table-cell>
        </table:table-row>
        <table:table-row>
          <table:table-cell table:style-name="Table1.A2" office:value-type="string">
            <text:p text:style-name="P4">04-12-2020</text:p>
          </table:table-cell>
          <table:table-cell table:style-name="Table1.A2" office:value-type="string">
            <text:p text:style-name="P23">Fazar +</text:p>
            <text:p text:style-name="P23">Quran <text:span text:style-name="T6">(10)</text:span> +</text:p>
            <text:p text:style-name="P23">Hadit<text:span text:style-name="T6">h (5)</text:span> + Islamic Literature <text:soft-page-break/><text:span text:style-name="T6">(2)</text:span></text:p>
          </table:table-cell>
          <table:table-cell table:style-name="Table1.A2" office:value-type="string">
            <text:p text:style-name="P25">Run(30 min)</text:p>
            <text:p text:style-name="P25">+ </text:p>
            <text:p text:style-name="P25">Belly:</text:p>
            <text:p text:style-name="P25">a. Flat – 16</text:p>
            <text:p text:style-name="P25">b. Crunch - <text:soft-page-break/>16</text:p>
          </table:table-cell>
          <table:table-cell table:style-name="Table1.A2" office:value-type="string">
            <text:p text:style-name="P7"><text:span text:style-name="T20">Oracle Dumps (</text:span><text:span text:style-name="T21">New</text:span><text:span text:style-name="T20">)</text:span></text:p>
          </table:table-cell>
          <table:table-cell table:style-name="Table1.A2" office:value-type="string">
            <text:p text:style-name="P8"><text:span text:style-name="T20">Oracle Dumps (</text:span><text:span text:style-name="T21">New</text:span><text:span text:style-name="T20">)</text:span></text:p>
          </table:table-cell>
          <table:table-cell table:style-name="Table1.A2" office:value-type="string">
            <text:p text:style-name="P47">Mock Exam -1, <text:span text:style-name="T22">2</text:span></text:p>
          </table:table-cell>
          <table:table-cell table:style-name="Table1.G2" office:value-type="string">
            <text:p text:style-name="P48">Mock Exam -<text:span text:style-name="T23">3</text:span>, <text:span text:style-name="T23">4, </text:span><text:span text:style-name="T24">5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4:01:43.694775321</meta:creation-date>
    <dc:date>2020-11-28T14:31:09.607960175</dc:date>
    <meta:editing-duration>PT29M1S</meta:editing-duration>
    <meta:editing-cycles>59</meta:editing-cycles>
    <meta:generator>LibreOffice/6.4.6.2$Linux_X86_64 LibreOffice_project/40$Build-2</meta:generator>
    <meta:document-statistic meta:table-count="1" meta:image-count="0" meta:object-count="0" meta:page-count="2" meta:paragraph-count="127" meta:word-count="309" meta:character-count="1630" meta:non-whitespace-character-count="1416"/>
  </office:meta>
</office:document-meta>
</file>